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4</text:span><text:span text:style-name="T3">: FPGAs: Memorias VI: Mapeo de recursos en memoria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5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052cm" svg:height="12.972cm" svg:x="16.764cm" svg:y="4.826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5T18:58:43.939469697</dc:date>
    <meta:editing-duration>P8DT1H35M12S</meta:editing-duration>
    <meta:editing-cycles>569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